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951cm"/>
    </style:style>
    <style:style style:name="Table1.B" style:family="table-column">
      <style:table-column-properties style:column-width="7.555cm"/>
    </style:style>
    <style:style style:name="Table1.C" style:family="table-column">
      <style:table-column-properties style:column-width="5.4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538cm" table:align="left"/>
    </style:style>
    <style:style style:name="Table2.A" style:family="table-column">
      <style:table-column-properties style:column-width="3.032cm"/>
    </style:style>
    <style:style style:name="Table2.B" style:family="table-column">
      <style:table-column-properties style:column-width="6.294cm"/>
    </style:style>
    <style:style style:name="Table2.C" style:family="table-column">
      <style:table-column-properties style:column-width="5.21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rsid="001614f3" officeooo:paragraph-rsid="001614f3"/>
    </style:style>
    <style:style style:name="P2" style:family="paragraph" style:parent-style-name="Heading_20_3">
      <style:text-properties officeooo:rsid="001614f3" officeooo:paragraph-rsid="001614f3"/>
    </style:style>
    <style:style style:name="P3" style:family="paragraph" style:parent-style-name="Standard">
      <style:text-properties officeooo:rsid="001614f3" officeooo:paragraph-rsid="001614f3"/>
    </style:style>
    <style:style style:name="P4" style:family="paragraph" style:parent-style-name="Text_20_body">
      <style:text-properties officeooo:rsid="001614f3" officeooo:paragraph-rsid="001614f3"/>
    </style:style>
    <style:style style:name="P5" style:family="paragraph" style:parent-style-name="Standard">
      <style:text-properties officeooo:paragraph-rsid="001614f3"/>
    </style:style>
    <style:style style:name="P6" style:family="paragraph" style:parent-style-name="Text_20_body">
      <style:text-properties officeooo:paragraph-rsid="001676c5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>
      <style:text-properties officeooo:paragraph-rsid="001676c5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T1" style:family="text">
      <style:text-properties officeooo:rsid="001614f3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What Is a Crash Dump?</text:h>
      <text:p text:style-name="Text_20_body">A <text:span text:style-name="Strong_20_Emphasis">crash dump</text:span> (or <text:span text:style-name="Strong_20_Emphasis">core dump</text:span>) is a snapshot of a system’s memory at the time of a crash — usually when the <text:span text:style-name="Strong_20_Emphasis">kernel panics</text:span> or a <text:span text:style-name="Strong_20_Emphasis">user-space process</text:span> crashes (segfault).</text:p>
      <text:list xml:id="list2894604193" text:style-name="L1">
        <text:list-item>
          <text:p text:style-name="P7"><text:span text:style-name="Strong_20_Emphasis">Kernel crash dump:</text:span> Captures entire kernel memory (used for driver or kernel debugging)</text:p>
        </text:list-item>
        <text:list-item>
          <text:p text:style-name="P7"><text:span text:style-name="Strong_20_Emphasis">User-space core dump:</text:span> Captures process memory (used for application debugging)</text:p>
        </text:list-item>
      </text:list>
      <text:p text:style-name="Text_20_body">These dumps help you <text:span text:style-name="Strong_20_Emphasis">analyze what went wrong</text:span>, by inspecting memory, registers, and call stacks at the time of failure.</text:p>
      <text:p text:style-name="Standard">Crash Dump Type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Tool Us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User-space core dump</text:span></text:p>
          </table:table-cell>
          <table:table-cell table:style-name="Table1.A1" office:value-type="string">
            <text:p text:style-name="Table_20_Contents">Created when a process crashes (segfault, abort)</text:p>
          </table:table-cell>
          <table:table-cell table:style-name="Table1.A1" office:value-type="string">
            <text:p text:style-name="Table_20_Contents"><text:span text:style-name="Source_20_Text">gdb</text:span>, <text:span text:style-name="Source_20_Text">coredumpctl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Kernel crash dump</text:span></text:p>
          </table:table-cell>
          <table:table-cell table:style-name="Table1.A1" office:value-type="string">
            <text:p text:style-name="Table_20_Contents">Generated during kernel panic (via <text:span text:style-name="Source_20_Text">kdump</text:span>)</text:p>
          </table:table-cell>
          <table:table-cell table:style-name="Table1.A1" office:value-type="string">
            <text:p text:style-name="Table_20_Contents"><text:span text:style-name="Source_20_Text">crash</text:span>, <text:span text:style-name="Source_20_Text">gdb</text:span>, <text:span text:style-name="Source_20_Text">makedumpfile</text:span></text:p>
          </table:table-cell>
        </table:table-row>
      </table:table>
      <text:p text:style-name="Standard"/>
      <text:p text:style-name="Standard"/>
      <text:h text:style-name="Heading_20_2" text:outline-level="2"><text:span text:style-name="Strong_20_Emphasis">What Is a Kernel Panic?</text:span></text:h>
      <text:p text:style-name="Text_20_body">A <text:span text:style-name="Strong_20_Emphasis">Kernel Panic</text:span> occurs when the Linux kernel detects a <text:span text:style-name="Strong_20_Emphasis">fatal error it cannot safely recover from</text:span>. Common causes:</text:p>
      <text:list xml:id="list1572340794" text:style-name="L2">
        <text:list-item>
          <text:p text:style-name="P8">NULL pointer dereference in kernel code</text:p>
        </text:list-item>
        <text:list-item>
          <text:p text:style-name="P8">Stack overflow in kernel thread</text:p>
        </text:list-item>
        <text:list-item>
          <text:p text:style-name="P8">Bad pointer access in device drivers</text:p>
        </text:list-item>
        <text:list-item>
          <text:p text:style-name="P8">Memory corruption</text:p>
        </text:list-item>
        <text:list-item>
          <text:p text:style-name="P8">Hardware errors or misconfigured modules</text:p>
        </text:list-item>
      </text:list>
      <text:p text:style-name="Text_20_body">Symptoms:</text:p>
      <text:list xml:id="list2292111041" text:style-name="L3">
        <text:list-item>
          <text:p text:style-name="P9">System freezes or displays a <text:span text:style-name="Strong_20_Emphasis">panic message</text:span></text:p>
        </text:list-item>
        <text:list-item>
          <text:p text:style-name="P9">May print something like:</text:p>
        </text:list-item>
      </text:list>
      <text:p text:style-name="Standard">Kernel panic - not syncing: Fatal exception</text:p>
      <text:h text:style-name="Heading_20_2" text:outline-level="2"><text:span text:style-name="Strong_20_Emphasis">Types of Panic Messages</text:span></text:h>
      <text:p text:style-name="Text_20_body">Example panic snippet:</text:p>
      <text:p text:style-name="Standard">[ <text:s/>123.456789] BUG: unable to handle kernel NULL pointer dereference at 0000000000000000</text:p>
      <text:p text:style-name="Standard">[ <text:s/>123.456792] IP: [&lt;ffffffff81012345&gt;] my_driver_probe+0x1a/0x50</text:p>
      <text:p text:style-name="Standard">[ <text:s/>123.456795] PGD 0 P4D 0</text:p>
      <text:p text:style-name="Standard">[ <text:s/>123.456797] Oops: 0002 [#1] SMP NOPTI</text:p>
      <text:p text:style-name="Standard">[ <text:s/>123.456800] Modules linked in: my_driver ...</text:p>
      <text:p text:style-name="Standard">[ <text:s/>123.456802] CPU: 0 PID: 0 Comm: swapper/0 Not tainted 5.10.0 ...</text:p>
      <text:p text:style-name="P6">Key info to note:</text:p>
      <text:list xml:id="list3566893232" text:style-name="L4">
        <text:list-item>
          <text:p text:style-name="P10"><text:soft-page-break/><text:span text:style-name="Strong_20_Emphasis">IP</text:span> → instruction pointer, shows the function and offset</text:p>
        </text:list-item>
      </text:list>
      <text:list xml:id="list2000534852" text:style-name="L5">
        <text:list-item>
          <text:p text:style-name="P11"><text:span text:style-name="Strong_20_Emphasis">Oops</text:span> → indicates the exact error type (NULL dereference, invalid opcode, etc.)</text:p>
        </text:list-item>
        <text:list-item>
          <text:p text:style-name="P11"><text:span text:style-name="Strong_20_Emphasis">Modules</text:span> → currently loaded modules (driver-related)</text:p>
        </text:list-item>
        <text:list-item>
          <text:p text:style-name="P11"><text:span text:style-name="Strong_20_Emphasis">CPU/PID</text:span> → which CPU thread caused the crash</text:p>
        </text:list-item>
      </text:list>
      <text:p text:style-name="Horizontal_20_Line"><text:span text:style-name="Strong_20_Emphasis"/></text:p>
      <text:p text:style-name="Standard">Difference between Oops vs Kernel Panic : </text:p>
      <text:h text:style-name="Heading_20_2" text:outline-level="2"><text:span text:style-name="Strong_20_Emphasis">Kernel Oops</text:span></text:h>
      <text:list xml:id="list146833821" text:style-name="L6">
        <text:list-item>
          <text:p text:style-name="P12"><text:span text:style-name="Strong_20_Emphasis">Definition:</text:span><text:line-break/>An <text:span text:style-name="Strong_20_Emphasis">Oops</text:span> is a <text:span text:style-name="Strong_20_Emphasis">non-fatal kernel error</text:span>. The kernel detects a problem (like invalid memory access) but <text:span text:style-name="Strong_20_Emphasis">tries to continue running</text:span>.</text:p>
        </text:list-item>
        <text:list-item>
          <text:p text:style-name="P12"><text:span text:style-name="Strong_20_Emphasis">Characteristics:</text:span></text:p>
          <text:list>
            <text:list-item>
              <text:p text:style-name="P12">Usually caused by <text:span text:style-name="Strong_20_Emphasis">bugs in kernel modules or drivers</text:span>.</text:p>
            </text:list-item>
            <text:list-item>
              <text:p text:style-name="P12">Kernel prints <text:span text:style-name="Strong_20_Emphasis">stack trace, register state, and module info</text:span> to <text:span text:style-name="Source_20_Text">dmesg</text:span>.</text:p>
            </text:list-item>
            <text:list-item>
              <text:p text:style-name="P12">Kernel <text:span text:style-name="Strong_20_Emphasis">does not stop immediately</text:span>; it may continue to operate, but the system might be unstable.</text:p>
            </text:list-item>
            <text:list-item>
              <text:p text:style-name="P12">Each Oops is <text:span text:style-name="Strong_20_Emphasis">counted</text:span>, and the kernel may panic if too many Oops occur.</text:p>
            </text:list-item>
          </text:list>
        </text:list-item>
      </text:list>
      <text:p text:style-name="Standard">Example Oops message:</text:p>
      <text:p text:style-name="Standard">BUG: unable to handle kernel NULL pointer dereference at 0000000000000000</text:p>
      <text:p text:style-name="Standard">IP: [&lt;ffffffff81012345&gt;] my_driver_probe+0x1a/0x50</text:p>
      <text:p text:style-name="Standard">Oops: 0002 [#1] SMP NOPTI</text:p>
      <text:p text:style-name="Standard">Modules linked in: my_driver</text:p>
      <text:p text:style-name="Standard"><text:span text:style-name="Strong_20_Emphasis">Use case:</text:span><text:line-break/>Useful for <text:span text:style-name="Strong_20_Emphasis">debugging drivers or kernel modules</text:span> without crashing the entire system immediately.</text:p>
      <text:h text:style-name="Heading_20_2" text:outline-level="2"><text:span text:style-name="Strong_20_Emphasis">Kernel Panic</text:span></text:h>
      <text:list xml:id="list3338164660" text:style-name="L7">
        <text:list-item>
          <text:p text:style-name="P13"><text:span text:style-name="Strong_20_Emphasis">Definition:</text:span><text:line-break/>A <text:span text:style-name="Strong_20_Emphasis">Kernel Panic</text:span> is a <text:span text:style-name="Strong_20_Emphasis">fatal kernel error</text:span>. The kernel determines it <text:span text:style-name="Strong_20_Emphasis">cannot safely continue</text:span>, so it stops execution to protect the system.</text:p>
        </text:list-item>
        <text:list-item>
          <text:p text:style-name="P13"><text:span text:style-name="Strong_20_Emphasis">Characteristics:</text:span></text:p>
          <text:list>
            <text:list-item>
              <text:p text:style-name="P13">Usually caused by <text:span text:style-name="Strong_20_Emphasis">serious errors</text:span>, like:</text:p>
              <text:list>
                <text:list-item>
                  <text:p text:style-name="P13">Double faults</text:p>
                </text:list-item>
                <text:list-item>
                  <text:p text:style-name="P13">NULL dereference in core kernel code</text:p>
                </text:list-item>
                <text:list-item>
                  <text:p text:style-name="P13">Stack overflow</text:p>
                </text:list-item>
                <text:list-item>
                  <text:p text:style-name="P13">Memory corruption</text:p>
                </text:list-item>
              </text:list>
            </text:list-item>
            <text:list-item>
              <text:p text:style-name="P13">Prints a <text:span text:style-name="Strong_20_Emphasis">panic message</text:span> and may include Oops-like info.</text:p>
            </text:list-item>
            <text:list-item>
              <text:p text:style-name="P13"><text:span text:style-name="Strong_20_Emphasis">System halts or reboots</text:span> (depending on configuration like <text:span text:style-name="Source_20_Text">panic=5</text:span>).</text:p>
            </text:list-item>
            <text:list-item>
              <text:p text:style-name="P13"><text:soft-page-break/>Cannot continue safely; crash dump (vmcore) is often generated.</text:p>
            </text:list-item>
          </text:list>
        </text:list-item>
        <text:list-item>
          <text:p text:style-name="P13"><text:span text:style-name="Strong_20_Emphasis">Example Panic message:</text:span></text:p>
        </text:list-item>
      </text:list>
      <text:p text:style-name="Standard">Kernel panic - not syncing: Fatal exception</text:p>
      <text:p text:style-name="Standard">CPU: 0 PID: 0 Comm: swapper/0 Tainted: G</text:p>
      <text:p text:style-name="Standard">Modules linked in: my_driver</text:p>
      <text:list xml:id="list251019176" text:style-name="L8">
        <text:list-item>
          <text:p text:style-name="P14"><text:span text:style-name="Strong_20_Emphasis">Use case:</text:span><text:line-break/>Necessary for <text:span text:style-name="Strong_20_Emphasis">critical errors</text:span> where continuing would corrupt memory or data.</text:p>
        </text:list-item>
      </text:list>
      <text:p text:style-name="Horizontal_20_Line"/>
      <text:h text:style-name="Heading_20_2" text:outline-level="2"><text:span text:style-name="Strong_20_Emphasis">3️⃣ Key Differenc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Oops</text:p>
            </table:table-cell>
            <table:table-cell table:style-name="Table2.A1" office:value-type="string">
              <text:p text:style-name="Table_20_Heading">Kernel Panic</text:p>
            </table:table-cell>
          </table:table-row>
        </table:table-header-rows>
        <table:table-row>
          <table:table-cell table:style-name="Table2.A1" office:value-type="string">
            <text:p text:style-name="Table_20_Contents">Severity</text:p>
          </table:table-cell>
          <table:table-cell table:style-name="Table2.A1" office:value-type="string">
            <text:p text:style-name="Table_20_Contents">Non-fatal</text:p>
          </table:table-cell>
          <table:table-cell table:style-name="Table2.A1" office:value-type="string">
            <text:p text:style-name="Table_20_Contents">Fatal</text:p>
          </table:table-cell>
        </table:table-row>
        <table:table-row>
          <table:table-cell table:style-name="Table2.A1" office:value-type="string">
            <text:p text:style-name="Table_20_Contents">System behavior</text:p>
          </table:table-cell>
          <table:table-cell table:style-name="Table2.A1" office:value-type="string">
            <text:p text:style-name="Table_20_Contents">Tries to continue running</text:p>
          </table:table-cell>
          <table:table-cell table:style-name="Table2.A1" office:value-type="string">
            <text:p text:style-name="Table_20_Contents">Halts or reboots</text:p>
          </table:table-cell>
        </table:table-row>
        <table:table-row>
          <table:table-cell table:style-name="Table2.A1" office:value-type="string">
            <text:p text:style-name="Table_20_Contents">Typical cause</text:p>
          </table:table-cell>
          <table:table-cell table:style-name="Table2.A1" office:value-type="string">
            <text:p text:style-name="Table_20_Contents">Driver/module bugs, bad pointer</text:p>
          </table:table-cell>
          <table:table-cell table:style-name="Table2.A1" office:value-type="string">
            <text:p text:style-name="Table_20_Contents">Core kernel bug, double fault</text:p>
          </table:table-cell>
        </table:table-row>
        <table:table-row>
          <table:table-cell table:style-name="Table2.A1" office:value-type="string">
            <text:p text:style-name="Table_20_Contents">Output</text:p>
          </table:table-cell>
          <table:table-cell table:style-name="Table2.A1" office:value-type="string">
            <text:p text:style-name="Table_20_Contents">Stack trace, register dump</text:p>
          </table:table-cell>
          <table:table-cell table:style-name="Table2.A1" office:value-type="string">
            <text:p text:style-name="Table_20_Contents">Panic message + backtrace</text:p>
          </table:table-cell>
        </table:table-row>
        <table:table-row>
          <table:table-cell table:style-name="Table2.A1" office:value-type="string">
            <text:p text:style-name="Table_20_Contents">Debugging use</text:p>
          </table:table-cell>
          <table:table-cell table:style-name="Table2.A1" office:value-type="string">
            <text:p text:style-name="Table_20_Contents">Debugging without stopping system</text:p>
          </table:table-cell>
          <table:table-cell table:style-name="Table2.A1" office:value-type="string">
            <text:p text:style-name="Table_20_Contents">Debugging critical failures</text:p>
          </table:table-cell>
        </table:table-row>
        <table:table-row>
          <table:table-cell table:style-name="Table2.A1" office:value-type="string">
            <text:p text:style-name="Table_20_Contents">Recovery</text:p>
          </table:table-cell>
          <table:table-cell table:style-name="Table2.A1" office:value-type="string">
            <text:p text:style-name="Table_20_Contents">Possible to continue</text:p>
          </table:table-cell>
          <table:table-cell table:style-name="Table2.A1" office:value-type="string">
            <text:p text:style-name="Table_20_Contents">Must reboot</text:p>
          </table:table-cell>
        </table:table-row>
      </table:table>
      <text:p text:style-name="Standard"/>
      <text:p text:style-name="Standard">How to analyze Oops:</text:p>
      <text:h text:style-name="Heading_20_2" text:outline-level="2"><text:span text:style-name="Strong_20_Emphasis">What is an Oops?</text:span></text:h>
      <text:list xml:id="list2246486331" text:style-name="L9">
        <text:list-item>
          <text:p text:style-name="P15">An <text:span text:style-name="Strong_20_Emphasis">Oops</text:span> is a <text:span text:style-name="Strong_20_Emphasis">non-fatal kernel error</text:span> caused by something like:</text:p>
          <text:list>
            <text:list-item>
              <text:p text:style-name="P15">NULL pointer dereference</text:p>
            </text:list-item>
            <text:list-item>
              <text:p text:style-name="P15">Bad memory access</text:p>
            </text:list-item>
            <text:list-item>
              <text:p text:style-name="P15">Illegal instruction in kernel mode</text:p>
            </text:list-item>
          </text:list>
        </text:list-item>
        <text:list-item>
          <text:p text:style-name="P15">The kernel prints <text:span text:style-name="Strong_20_Emphasis">register state, call stack, and module info</text:span> in <text:span text:style-name="Source_20_Text">dmesg</text:span>.</text:p>
        </text:list-item>
        <text:list-item>
          <text:p text:style-name="P15">Kernel may continue running but could be unstable.</text:p>
        </text:list-item>
      </text:list>
      <text:p text:style-name="P3">Example :</text:p>
      <text:p text:style-name="P3">Kernel Module with a NULL Pointer Bug</text:p>
      <text:p text:style-name="P3">#include &lt;linux/module.h&gt;</text:p>
      <text:p text:style-name="P3">#include &lt;linux/init.h&gt;</text:p>
      <text:p text:style-name="P3">#include &lt;linux/kernel.h&gt;</text:p>
      <text:p text:style-name="P3"/>
      <text:p text:style-name="P3">MODULE_LICENSE("GPL");</text:p>
      <text:p text:style-name="P3">MODULE_AUTHOR("Harsha");</text:p>
      <text:p text:style-name="P3">MODULE_DESCRIPTION("Kernel Oops Example");</text:p>
      <text:p text:style-name="P3"/>
      <text:p text:style-name="P3">static int __init oops_init(void)</text:p>
      <text:p text:style-name="P3">{</text:p>
      <text:p text:style-name="P3"><text:s text:c="4"/>int *ptr = NULL; <text:s/>// NULL pointer</text:p>
      <text:p text:style-name="P3"><text:s text:c="4"/>printk(KERN_INFO "Oops Example: Module loaded\n");</text:p>
      <text:p text:style-name="P3"/>
      <text:p text:style-name="P3"><text:s text:c="4"/>// This will cause a kernel Oops</text:p>
      <text:p text:style-name="P3"><text:soft-page-break/><text:s text:c="4"/>*ptr = 42;</text:p>
      <text:p text:style-name="P3"/>
      <text:p text:style-name="P3"><text:s text:c="4"/>return 0;</text:p>
      <text:p text:style-name="P3">}</text:p>
      <text:p text:style-name="P3"/>
      <text:p text:style-name="P3">static void __exit oops_exit(void)</text:p>
      <text:p text:style-name="P3">{</text:p>
      <text:p text:style-name="P3"><text:s text:c="4"/>printk(KERN_INFO "Oops Example: Module unloaded\n");</text:p>
      <text:p text:style-name="P3">}</text:p>
      <text:p text:style-name="P3"/>
      <text:p text:style-name="P3">module_init(oops_init);</text:p>
      <text:p text:style-name="P3">module_exit(oops_exit);</text:p>
      <text:p text:style-name="P3">obj-m += oops_example.o</text:p>
      <text:p text:style-name="P3">all:</text:p>
      <text:p text:style-name="P3"><text:tab/>make -C /lib/modules/$(shell uname -r)/build M=$(PWD) modules</text:p>
      <text:p text:style-name="P3">clean:</text:p>
      <text:p text:style-name="P3"><text:tab/>make -C /lib/modules/$(shell uname -r)/build M=$(PWD) clean</text:p>
      <text:p text:style-name="P3"/>
      <text:p text:style-name="P3"/>
      <text:p text:style-name="P3">sudo insmod oops_example.ko</text:p>
      <text:p text:style-name="P3"/>
      <text:p text:style-name="P3">dmesg | tail -n 20</text:p>
      <text:p text:style-name="P3"/>
      <text:p text:style-name="P3">[12345.678901] Oops Example: Module loaded</text:p>
      <text:p text:style-name="P3">[12345.678902] BUG: unable to handle kernel NULL pointer dereference at 0000000000000000</text:p>
      <text:p text:style-name="P3">[12345.678903] IP: [&lt;ffffffff81012345&gt;] oops_init+0x1a/0x50 [oops_example]</text:p>
      <text:p text:style-name="P3">[12345.678904] PGD 0 </text:p>
      <text:p text:style-name="P3">[12345.678905] Oops: 0002 [#1] SMP</text:p>
      <text:p text:style-name="P3">[12345.678906] Modules linked in: oops_example</text:p>
      <text:p text:style-name="P3"/>
      <text:h text:style-name="P1" text:outline-level="2"><text:span text:style-name="Strong_20_Emphasis">Analyze the Oops</text:span></text:h>
      <text:h text:style-name="Heading_20_3" text:outline-level="3"><text:span text:style-name="Strong_20_Emphasis">Step 1: Identify Crash Location</text:span></text:h>
      <text:list xml:id="list2605958995" text:style-name="L10">
        <text:list-item>
          <text:p text:style-name="P16"><text:span text:style-name="Strong_20_Emphasis">IP</text:span> → Instruction pointer</text:p>
        </text:list-item>
      </text:list>
      <text:p text:style-name="P3">IP: [&lt;ffffffff81012345&gt;] oops_init+0x1a/0x50 [oops_example]</text:p>
      <text:p text:style-name="P3"/>
      <text:p text:style-name="P3"/>
      <text:p text:style-name="P3"><text:s text:c="4"/>Function: oops_init in module oops_example</text:p>
      <text:p text:style-name="P3"/>
      <text:p text:style-name="P3"><text:s text:c="4"/>Offset: 0x1a</text:p>
      <text:h text:style-name="P2" text:outline-level="3"><text:span text:style-name="Strong_20_Emphasis">Step 2: Convert Offset to Source Line</text:span></text:h>
      <text:p text:style-name="Text_20_body">Use <text:span text:style-name="Source_20_Text">addr2line</text:span>:</text:p>
      <text:p text:style-name="P3">addr2line -e oops_example.ko 0x1a</text:p>
      <text:p text:style-name="P3">Output may be:</text:p>
      <text:p text:style-name="P3">/home/user/oops_example.c:11</text:p>
      <text:p text:style-name="P3"/>
      <text:p text:style-name="P3"><text:span text:style-name="Strong_20_Emphasis">Line 11</text:span> is:</text:p>
      <text:p text:style-name="P3">*ptr = 42; <text:s/>// NULL pointer dereference</text:p>
      <text:h text:style-name="P2" text:outline-level="3"><text:soft-page-break/><text:span text:style-name="Strong_20_Emphasis">Step 3: Inspect Register State</text:span></text:h>
      <text:p text:style-name="Text_20_body">Oops log shows CPU registers:</text:p>
      <text:p text:style-name="P3"/>
      <text:p text:style-name="P3">RIP: 0010:[&lt;ffffffff81012345&gt;] <text:s/>RSP: ffffffff81a9f800</text:p>
      <text:p text:style-name="P3">RAX: 0000000000000000 <text:s/>RBX: ...</text:p>
      <text:p text:style-name="P5"><text:span text:style-name="T1">R</text:span><text:span text:style-name="Strong_20_Emphasis">AX = 0</text:span> → the NULL pointer value</text:p>
      <text:list xml:id="list3651961316" text:style-name="L11">
        <text:list-item>
          <text:p text:style-name="P17">Confirms that <text:span text:style-name="Source_20_Text">*ptr = 42</text:span> caused the fault</text:p>
        </text:list-item>
      </text:list>
      <text:h text:style-name="P2" text:outline-level="3"><text:span text:style-name="Strong_20_Emphasis">Step 4: Verify Loaded Module</text:span></text:h>
      <text:p text:style-name="P3">lsmod | grep oops_example</text:p>
      <text:p text:style-name="P4">Confirms module is loaded</text:p>
      <text:list xml:id="list577654403" text:style-name="L12">
        <text:list-item>
          <text:p text:style-name="P18">Module name matches Oops log</text:p>
        </text:list-item>
      </text:list>
      <text:h text:style-name="P1" text:outline-level="2"><text:span text:style-name="Strong_20_Emphasis">Summary of Analysis Steps</text:span></text:h>
      <text:list xml:id="list1123116079" text:style-name="L13">
        <text:list-item>
          <text:p text:style-name="P19">Load module → crash occurs.</text:p>
        </text:list-item>
        <text:list-item>
          <text:p text:style-name="P19">Check <text:span text:style-name="Source_20_Text">dmesg</text:span> → locate <text:span text:style-name="Strong_20_Emphasis">Oops message, IP, module</text:span>.</text:p>
        </text:list-item>
        <text:list-item>
          <text:p text:style-name="P19">Identify <text:span text:style-name="Strong_20_Emphasis">function and offset</text:span> causing crash.</text:p>
        </text:list-item>
        <text:list-item>
          <text:p text:style-name="P19">Use <text:span text:style-name="Source_20_Text">addr2line</text:span> → map offset to <text:span text:style-name="Strong_20_Emphasis">source line</text:span>.</text:p>
        </text:list-item>
        <text:list-item>
          <text:p text:style-name="P19">Inspect registers → confirm NULL pointer or invalid access.</text:p>
        </text:list-item>
        <text:list-item>
          <text:p text:style-name="P19">Fix bug in code → retest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5:59:04.886896406</meta:creation-date>
    <meta:generator>LibreOffice/7.3.7.2$Linux_X86_64 LibreOffice_project/30$Build-2</meta:generator>
    <dc:date>2025-10-14T17:47:32.994575721</dc:date>
    <meta:editing-duration>PT7H4M19S</meta:editing-duration>
    <meta:editing-cycles>2</meta:editing-cycles>
    <meta:document-statistic meta:table-count="2" meta:image-count="0" meta:object-count="0" meta:page-count="5" meta:paragraph-count="164" meta:word-count="922" meta:character-count="5896" meta:non-whitespace-character-count="5137"/>
  </office:meta>
</office:document-meta>
</file>